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0b5b8" officeooo:paragraph-rsid="0000b5b8"/>
    </style:style>
    <style:style style:name="P2" style:family="paragraph" style:parent-style-name="Standard" style:list-style-name="L1">
      <style:text-properties fo:language="pt" fo:country="PT" officeooo:rsid="0000b5b8" officeooo:paragraph-rsid="0000b5b8"/>
    </style:style>
    <style:style style:name="P3" style:family="paragraph" style:parent-style-name="Standard">
      <style:text-properties fo:language="pt" fo:country="PT" officeooo:rsid="0002446c" officeooo:paragraph-rsid="0002446c"/>
    </style:style>
    <style:style style:name="P4" style:family="paragraph" style:parent-style-name="Standard">
      <style:text-properties fo:language="pt" fo:country="PT" officeooo:rsid="0003c33c" officeooo:paragraph-rsid="0003c3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area OSPF</text:p>
      <text:p text:style-name="P1"/>
      <text:p text:style-name="P1">OSPF → Area 0 (backbone)</text:p>
      <text:p text:style-name="P1"/>
      <text:list xml:id="list3392276020" text:style-name="L1">
        <text:list-item>
          <text:p text:style-name="P2">Para garantir estabilidade o OSPF suporta multiplicas áreas.</text:p>
        </text:list-item>
        <text:list-item>
          <text:p text:style-name="P2">Dentro de cada área são calculadas as spanning tree de custos mínimos</text:p>
        </text:list-item>
        <text:list-item>
          <text:p text:style-name="P2">Cada router apenas troca LSPs com os routers da mesma área</text:p>
        </text:list-item>
        <text:list-item>
          <text:p text:style-name="P2">Informação de encaminhamento exterior à área é injetada na área pelos ABR (area border routers)</text:p>
        </text:list-item>
      </text:list>
      <text:p text:style-name="P3">Tipos de LSAs</text:p>
      <text:p text:style-name="P3"/>
      <text:p text:style-name="P3">1) Router link → ligações ponto a ponto entre dois routers. (O)</text:p>
      <text:p text:style-name="P3">2) Network link (transit link) → ligações multiaccesso (ligações ethernet tipo broadcast). (O)</text:p>
      <text:p text:style-name="P3">3) Summary link → Sumário das rotas que um ABR aprende numa área e injeta nas restantes áreas. (IA – Inter Area)</text:p>
      <text:p text:style-name="P3">4) Summary link entry → São gerados pelos ABRs, comunicando noutras áreas a presença de um ASBR numa das suas áreas.</text:p>
      <text:p text:style-name="P4">5) Autonomous system external link entry→ Gerados pelos ASBRs para injetarem informação externa dentro do OSPF.</text:p>
      <text:p text:style-name="P4">E1 – o custo do caminho percorrido dentro do AS é contabilizado no custo final da rota.</text:p>
      <text:p text:style-name="P4">E2 – o custo inicial não se altera dentro do AS</text:p>
      <text:p text:style-name="P4">7) <text:s/>Autonomous system external link entry – Gerados por ASBRs em áreas Not So Stuby Areas de forma a propagar rotas externas numa área que não é standard. N1 custo acumula N2 custo fix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16T19:24:45.923000000</dc:date>
    <meta:editing-duration>PT26M13S</meta:editing-duration>
    <meta:editing-cycles>1</meta:editing-cycles>
    <meta:document-statistic meta:table-count="0" meta:image-count="0" meta:object-count="0" meta:page-count="1" meta:paragraph-count="15" meta:word-count="202" meta:character-count="1153" meta:non-whitespace-character-count="965"/>
  </office:meta>
</office:document-meta>
</file>